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9mm"/>
    </style:style>
    <style:style style:name="co2" style:family="table-column">
      <style:table-column-properties fo:break-before="auto" style:column-width="43.9mm"/>
    </style:style>
    <style:style style:name="co3" style:family="table-column">
      <style:table-column-properties fo:break-before="auto" style:column-width="128.66mm"/>
    </style:style>
    <style:style style:name="co4" style:family="table-column">
      <style:table-column-properties fo:break-before="auto" style:column-width="50.32mm"/>
    </style:style>
    <style:style style:name="co5" style:family="table-column">
      <style:table-column-properties fo:break-before="auto" style:column-width="38.91mm"/>
    </style:style>
    <style:style style:name="co6" style:family="table-column">
      <style:table-column-properties fo:break-before="auto" style:column-width="44.96mm"/>
    </style:style>
    <style:style style:name="co7" style:family="table-column">
      <style:table-column-properties fo:break-before="auto" style:column-width="24.01mm"/>
    </style:style>
    <style:style style:name="co8" style:family="table-column">
      <style:table-column-properties fo:break-before="auto" style:column-width="19.1mm"/>
    </style:style>
    <style:style style:name="co9" style:family="table-column">
      <style:table-column-properties fo:break-before="auto" style:column-width="21.91mm"/>
    </style:style>
    <style:style style:name="co10" style:family="table-column">
      <style:table-column-properties fo:break-before="auto" style:column-width="24.4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ext-properties style:font-name="Calibri1" style:font-name-asian="Arial Unicode MS" style:font-name-complex="Arial Unicode MS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number-columns-repeated="4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number-columns-repeated="10" table:default-cell-style-name="ce7"/>
        <table:table-column table:style-name="co10" table:number-columns-repeated="998" table:default-cell-style-name="ce7"/>
        <table:table-row table:style-name="ro1">
          <table:table-cell table:style-name="ce1" office:value-type="string" calcext:value-type="string">
            <text:p>Kalaallisut</text:p>
          </table:table-cell>
          <table:table-cell table:style-name="ce1" office:value-type="string" calcext:value-type="string">
            <text:p>Suussusi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2" office:value-type="string" calcext:value-type="string">
            <text:p>Nassuiaat/explanation</text:p>
          </table:table-cell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-pill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irth control pil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ffa</text:p>
          </table:table-cell>
          <table:table-cell table:style-name="ce6"/>
          <table:table-cell table:style-name="ce6" office:value-type="string" calcext:value-type="string">
            <text:p>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ffeq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wrist warmers, knitted tubes worn over the wrist and part of the h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ffimmi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ist wat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ggapput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are fighting over goodies that have been tossed out to the crow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ggatsi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osses money, candy, beads out to a crowd, as for example in a parade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gg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vered with 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ggi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st fight, bra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gg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brawling, are fighting, are going a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g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ift, pres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guti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ift that someone has receiv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mes with a gift for his/her ho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omes with a gift fo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sses out gifts (for ex. distributes meat to one's neighbor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jutt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hips that broght provisions to towns (earlier in Greenland's history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olden root, the plant Rhodiola rosea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la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eels embarrassed, feels humil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ppens to bump into him/her/it, shoves him/her/it without war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urprises him/her making him/her confu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sart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urprised by, comes as a surprise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ss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y are arm wrestling, are engaged in the Inuit contest of arm pul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ssumm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y are arm wrestling, are engaged in the Inuit contest of arm pul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a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isappointed, suffers a disappoint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al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f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aluaq sung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yellow butterfl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kkaluaq takorn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eign butterfly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kkaluaq tunguj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lue butterfl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kk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ckles him/her, grabs him/her in an effort to hinde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orsii</text:p>
          </table:table-cell>
          <table:table-cell table:style-name="ce6"/>
          <table:table-cell table:style-name="ce6" office:value-type="string" calcext:value-type="string">
            <text:p>you folks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u(a)</text:p>
          </table:table-cell>
          <table:table-cell table:style-name="ce6"/>
          <table:table-cell table:style-name="ce9" office:value-type="string" calcext:value-type="string">
            <text:p>those up there, those in the Ea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him/her in his/her arms, gives him/her a hu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kk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lancing pole used to keep a kayak from capsiz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k!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reat! Well done! Nice!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e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ish, priest's distric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est, Lutheran pas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nng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ordains him/her into the priesth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nngor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dination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p annoraarsu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lerical robe, clerical vest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p ikiorta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techis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lasip uligua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est's cap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ndidate to the priesth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siu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igh Priest (in the Old Testamen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dding in a bullet or shell that separates the charge from the projectile(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a sunbur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er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charred portion of a candle wick, the blackened part of a candle wi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er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harred (said of a candle wick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e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untan lotion, sunscre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flax for the wadding in a bullet or shell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a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nice sunt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lder, willow (in different region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g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closer, approach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lder thicket, willow thicket (in different region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ma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in the vicinity of it, is not far from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m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gotten closer to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getting closer to him/her/it, is drawing nearer to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t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getting closer to him/her/it, is drawing nearer to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ittaali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t, fortr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orf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rostrates himself/herself before him/her (out of reverence for his/her offic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ssumes a prone position, lies down on the stoma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u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lying on his/her stomach, leans forward ont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lunnga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unter, bar (where customers order and/or pay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m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lm tre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mi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lm o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mit-sapaat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lm Sun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oqq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a prone position, is lying face dow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f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u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f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ugaq qase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rey butterfl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l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ssumes a prone position, drops face down into a prostrate pos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l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standing, is excellent at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mial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bone, tail piece, tail f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m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rb on a harpoon poi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mi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 (of a land mamma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mior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t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miu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met</text:p>
          </table:table-cell>
          <table:table-cell table:style-name="ce6" office:value-type="string" calcext:value-type="string">
            <text:p>ulloriaq pamiulik </text:p>
          </table:table-cell>
          <table:table-cell table:style-name="ce6" office:value-type="string" calcext:value-type="string">
            <text:p>come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n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word, sab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lunges a sword into him/her, kills him/her with a swo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f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-wife, wife in a polygamous marriage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ne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rou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nik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en winnowed out, has been rejec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nitanngu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ipping wet, is soaked through and throug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ives the impression of being destitute, makes it seem as if he/she is pennil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s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hung it up or spread it out to d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dry surface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t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dry mouth, has a parched thro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dry, something dr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to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ating dried fish or me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tul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ried fish or me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ertul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ries fish or meat to preserve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ig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jogs along, trots alo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running (said of a four-legged anima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alls forward, falls on his/her f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lo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rotting, is running fast (said of a four-legged anima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lu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ets out at top speed (of a four-legged anima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gallus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ravelling by sled or by car at a high reate of spee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augh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kaassi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whe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kaass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wheat flou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epdaugh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s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ster daugh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i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 daughter is born to him/her, his/her daughter is bor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a</text:p>
          </table:table-cell>
          <table:table-cell table:style-name="ce6"/>
          <table:table-cell table:style-name="ce10" office:value-type="string" calcext:value-type="string">
            <text:p>there in the east, that one high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ak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has gotten too d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ak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nc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ar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ne d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ull grown male caribou, muskox bu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is/her daugh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ili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t quite full grown caribou bu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ilig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killed a bull caribou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naa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not yet d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a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wordfight, duel with swor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having a swordf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naas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wordf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eqil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s, jacket for white tie formal we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eqi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gs its tail, bobs its tail (said of a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er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sh t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ero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ashes out with its tail (said of a fish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erumi anguut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 fin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 fea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ikk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ong-tailed jaeger, Stercorarius longicaudus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ikuuj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r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i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ooden fence, stockade fe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ille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ilpiece of a dog har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a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protruding <text:s/>buttocks, is steatopygic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quats, sits on his/her haunch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rdboard, corrugated cardbo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per</text:p>
          </table:table-cell>
          <table:table-cell table:style-name="ce6" table:number-columns-repeated="2"/>
          <table:table-cell table:style-name="ce6" office:value-type="string" calcext:value-type="string">
            <text:p>tak: pappiara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 qerata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rdboard, corrugated cardbo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ko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stepaper bask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m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ece of pa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oofing paper, roofing fel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laar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ationery sto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per</text:p>
          </table:table-cell>
          <table:table-cell table:style-name="ce6" table:number-columns-repeated="2"/>
          <table:table-cell table:style-name="ce10" office:value-type="string" calcext:value-type="string">
            <text:p>tak: pappiala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 sitsiu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chment pa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ko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stepaper bask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m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ece of pa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nut kiggittart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aper clips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piaraar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ationery sto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pyru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pyr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abo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q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alf dried out (said of meat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q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ied out (said of a creek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qi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ooks pale, looks weak, appears si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q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cts poverty stricken in hopes of gett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um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inds it loathesome, finds it abomin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um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efrains from naming something tabo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qumi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isgusted by something, finds something abomin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agraff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agrap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allellogramm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eom. parallelogra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atii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ad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lamen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liamen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rngup aser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so dry that it is ruin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g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ied out, has gotten smaller after drying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ied out, has gotten smaller after drying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lock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so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locks all the doo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o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saat niving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dlo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anik paar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son guard, jail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soner, person who is incarcer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assanng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entences him/her to prison, sentences him/her to j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ail, prison, penitentia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aajunnaar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ets him/her free, releas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naarus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lock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r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ddles as hard as he/she can (in a kayak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ru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having a kayak r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sa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ooks like a weakling, looks sick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s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eets him/her on the way, runs into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ti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rtisa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tis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ll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ccuses him/her of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ll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ccus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api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ooks suspicious, seems question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uspicious, is question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eq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suspicious, a suspec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erl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uspects him/her, accus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nikkaj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suspicious mind, is suspicious by na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his/her suspicions allayed, have his/her suspicions shown to be unfound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naa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urn a blind eye toward something, remain neutral about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suspicous, comes to have suspic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tsa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omes to suspect that he/she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uspect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sure in a kayak, is not stable in a kaya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sses (in a game of card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i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passpo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immi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istwat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reats it in a certain way, works with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aj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nds insecurely, walks unsure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aj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nds securely, walks sure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a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ragile, is shoddy, is wea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en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t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arrow, bone marro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er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ries to hit him/her, throws a punch in his/her direc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crapes the marrow out of it (a bone) and eat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inng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ainful deep down in the bon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eady each other to keep from capsizing (said of kayaker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 lightly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eadies him/her (another kayakker) with the paddle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tite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iles them up (slices of brea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i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naps it shut, closes it up, collaps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rulj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patr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ruu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llet, shotgun she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ruunii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ndoli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uspects that he/she…, thinks that he/she is responsible for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siseqarlu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 good reason, fully justified, warran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sis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ses it as an excuse, uses it as a warrant, uses it as an alibi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sisiss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offers poor excuses, looks for an alibi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si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cuse, reason, alibi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ff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keyboard of a musical instru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key of a keyboard instru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g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gan, harmoniu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giaq noqarti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an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gissi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gan mak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gi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ccordi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l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ats him/her, slap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ays a piano, plays an organ</text:p>
          </table:table-cell>
          <table:table-cell table:style-name="ce10"/>
          <table:table-cell table:style-name="ce6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att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eats the snow off of it (an article of clothing)</text:p>
          </table:table-cell>
          <table:table-cell table:style-name="ce6" office:value-type="string" calcext:value-type="string">
            <text:p>aputaajarluni imminut pattappoq</text:p>
          </table:table-cell>
          <table:table-cell table:style-name="ce25" office:value-type="string" calcext:value-type="string">
            <text:p>beats the snow off himself/herself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ttat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ganist, pian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laps its w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tt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n organist, is a pian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seball, crick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att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playing baseball, are playing crick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att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clapping, are applaud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taat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baseball bat, cricket ba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ug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ries to emulate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tug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queezes it toge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ani</text:p>
          </table:table-cell>
          <table:table-cell table:style-name="ce6"/>
          <table:table-cell table:style-name="ce10" office:value-type="string" calcext:value-type="string">
            <text:p>there in the east, high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annga</text:p>
          </table:table-cell>
          <table:table-cell table:style-name="ce6"/>
          <table:table-cell table:style-name="ce10" office:value-type="string" calcext:value-type="string">
            <text:p>from the east, from way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unga</text:p>
          </table:table-cell>
          <table:table-cell table:style-name="ce6"/>
          <table:table-cell table:style-name="ce10" office:value-type="string" calcext:value-type="string">
            <text:p>eastward, to the east, upward, to high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ungarsualiart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trona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ungaraallak</text:p>
          </table:table-cell>
          <table:table-cell table:style-name="ce6"/>
          <table:table-cell table:style-name="ce6" office:value-type="string" calcext:value-type="string">
            <text:p>to rather high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vunnar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travels to the east, goes high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del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anitor, superintend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yfriend, girlfriend, lov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it!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 out of here! Scram! Go away!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gone, is missing, has been remov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pe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it away, gets rid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dog that has been let out of the team, a dog that is running alongside the tea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sinneq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pulsion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ejects him/her, shows him/her the door, refuses to admit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si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en relieved of duty, has been removed, has been ejected, is taken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is gone, has vanished, is not longer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has died, is dead and g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eruss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etermines that there are none left, confirms that they have all been u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mmika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mmic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icilli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icill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siona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place where one is a boar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sionis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sion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siuun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n a pen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siuu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sion, residence that includes meals in the rent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nsiuunis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ension, retirement inco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gon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t here, is away, is not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not have anything, there's nothing, there are n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nnginnerani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hile he/she is gone 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nngitso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expected to meet him/her, but didn'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one, has some, there is is one, there are so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ne's fellow confirm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igalu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simultaneously with him/her/it, together with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igii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sociation, partnership, federation, society</text:p>
          </table:table-cell>
          <table:table-cell table:style-name="ce6" office:value-type="string" calcext:value-type="string">
            <text:p>suliatigut peqatigiiffik </text:p>
          </table:table-cell>
          <table:table-cell table:style-name="ce6" office:value-type="string" calcext:value-type="string">
            <text:p>professional societ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qatigiinn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 Christian revivalist society founded in 1908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igi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roup of people who were cofirmed toge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ig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ssociation, partnership, federation, socie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ticipation, cooper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at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llaborator, partner in an enterprise, co-worker(s)</text:p>
          </table:table-cell>
          <table:table-cell table:style-name="ce6" office:value-type="string" calcext:value-type="string">
            <text:p>isumaqatigiissummi peqataasoq </text:p>
          </table:table-cell>
          <table:table-cell table:style-name="ce6" office:value-type="string" calcext:value-type="string">
            <text:p>én der indgår en kontrakt; kontrahent (-en)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qa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rticipates in something, takes pa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ingaso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ppyseed pastry wreath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ingasul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eath-shaped (Danish) past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i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urved, is bow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nds, becomes curved, is bent, is curv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ends it, bow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jarsimanngil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an hardly be compared with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lu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caught only a little, has only a small cat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t the last minute, by the skin of his/her tee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mm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just had som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qqarn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vicious, is brutal, is viol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rniis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violence, brutality, vicious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rni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violent, behaves bruta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s just on the verge of succumbing, just barely surviv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avil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just barely, just manage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il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weaker from an ill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healthy, is i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nner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meatiest part of an anim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nnissamut Isumaginnitto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eal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ealthy, is in good heal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ursing home, rehabilitation center, rest ho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cuperates, recovers, builds up his/her streng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im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gr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im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grets something, wishes he/she hadn't done something, wishes he/she hadn't done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in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healthful, something recupera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ecovered, has regained his/her heal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healthy and strong, someone hale and hea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uunermik polit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ealth polic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nngi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relessness, sloppiness, inatten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careless, someone sloppy, someone who doesn't take care of his/her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areful, is neat, cares for his/her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rtu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refully, neat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urs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suuneq</text:p>
          </table:table-cell>
          <table:table-cell table:style-name="ce5" office:value-type="string" calcext:value-type="string">
            <text:p>taggit</text:p>
          </table:table-cell>
          <table:table-cell table:style-name="ce5" office:value-type="string" calcext:value-type="string">
            <text:p>head nur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issaavimmi ingerlas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ursing home manage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qqor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coarse, someone rough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gumm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f I may…, if you will allow me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ab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k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eats a l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maa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age room, space for provis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m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visions, necessities for the fu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nngilaa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not permit him/her to.., does not allow it, forbids him/her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lluni allanng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ounterfeits it, forg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lluni allanngor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ge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raud, fraudulent activ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nnikkut iluanaarn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seeking profit through fraud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dishonest, commits fraud, swindles some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lut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ribes him/her, pays him/her off, corrupt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s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ypocrisy, preten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s hypocritically, does not practice what he/she preach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ypocritical, fal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s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onest, is morally p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ers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s hypocritically, does not practice what he/she preach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iile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modest, is humble, is sh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obs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der, request, dem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eases him/her, irritates him/her, torment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use, reas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tiss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excuses, uses preten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ti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asily catches something, has good luck in the hu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t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hrim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at is the reason why…, for that reason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qu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ives him/her an order, requests that he/she do something; allows him/her to…, lets him/her…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qqaanna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doing so with all his/her m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all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vive, come back to l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visibly excited, is in an excited m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li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urls up, assumes a fetal pos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sers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urnishes it, gets furniture for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si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urniture mak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ece of furni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t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unpowder for bulle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taar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urniture sto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quu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nt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inks too much of him/herself, is self impor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gamen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ch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target for shooting or throw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rf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where to be seen, cannot be found anyw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rf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pportunity, chance to do something, time for…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ries to hit it with a gun, spear, or other weapon</text:p>
          </table:table-cell>
          <table:table-cell table:style-name="ce6" office:value-type="string" calcext:value-type="string">
            <text:p>periarpaa anereersimasoq </text:p>
          </table:table-cell>
          <table:table-cell table:style-name="ce6" office:value-type="string" calcext:value-type="string">
            <text:p>opdagede at han var gået ud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riataallaqq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quick-witted, is a person of ac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quick to react, is decis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ethod, way of do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usiss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no idea what to do, is at loose en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iaa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ethod, way of do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en in an accident, is the victim of an accid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sse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ts the runners on it (a sle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s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(literally) starv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s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 accident one has suffe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equj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a little insane, someone who is a bit craz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er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abies <text:s text:c="6"/>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erorpoq 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sane, is furious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rler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furio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rves to death, dies of starv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e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lost it (a house pet, for ex.) because it refused to eat, died because it was deprived of food <text:s text:c="13"/>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i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ungry as a be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im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n't have enough to eat over an extended peri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oqqu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ur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oqqu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urs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d wea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k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ubbish, garbag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pt to have an accid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weather is terrible, it is not fit for man or bea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s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eset by misery and misfortu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ut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auses him/her troubles, visits misfortune on him/her, causes him/her bad lu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j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raid, pigt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q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sled runner, runner, braided sinew li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llapses from fatigue, topples over from exhaus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uns over it (with a car, sled,etc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raids something, braids someones hai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laa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raids his/her hai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ar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for the first time</text:p>
          </table:table-cell>
          <table:table-cell table:style-name="ce10" office:value-type="string" calcext:value-type="string">
            <text:p>pernarluni takornariarneq </text:p>
          </table:table-cell>
          <table:table-cell table:style-name="ce6" office:value-type="string" calcext:value-type="string">
            <text:p>someone's first tourist trip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r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killed his/her first game anim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's first hunting kill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ea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erm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arries something in his/her arm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e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ts them together inside a fra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gar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for the first time</text:p>
          </table:table-cell>
          <table:table-cell table:style-name="ce6" office:value-type="string" calcext:value-type="string">
            <text:p>perngarluni takornariarneq </text:p>
          </table:table-cell>
          <table:table-cell table:style-name="ce6" office:value-type="string" calcext:value-type="string">
            <text:p>someone's first tourist trip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rng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or the first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g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's first hunting kill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g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one doing something for the first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g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one accomplishes for the first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doing something for the first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n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one accomplishes for the first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roud but a little embarras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iles stones on it (to protect i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rown up, has matu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aises him/her, brings him/her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rsim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educ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upbring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anermut lIin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chool of social wo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ducator of young children, pedagogu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orsaa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rphanag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pa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pal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ise, a continuous no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al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lides easily, glides swift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a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going is good, the road is g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lides easi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lides into the sea, slides over the edge, runs over the bri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roud but a little embarras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oor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latters him/her, teas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or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inks too much of himself/herself, is self-important, is a fancy dress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uua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roud of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uuma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uffed up, is self-important, is pompo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uu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inks too much of himself/herself, is self-important, is a fancy dress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r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lides slowl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rsal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alls over, takes a header, trips and fal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aqq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derestimates him/her, incorrectly evaluat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orks diligently on it, works industriously with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at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ives him/her serious medical atten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dition where visibility is obscured by snow, white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now is falling obscuring vi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onnumme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sonal identification number, ID numb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dition where visibility is obscured by snow, white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ora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now is blowing around on the g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o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ter that is whipped up in a sto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o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water is being whipped up by the sto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arlu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after much effo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a festive mood, is in a holiday m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, abuses him/her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tta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st fight, tuss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tt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fighting, are tussling, are engaging in fisticuff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uppaat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re sharing it (the catch), are dividing it (the prey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suu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hunted animal that is to be sha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tit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olds it over several ti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tuj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listing (said of a vesse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tuj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loating evenly (said of a vesse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used to weight something down, paperwe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j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irt, fil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juu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teasing each o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ll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mischief, causes trou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eriously ill, is in critical cond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eat covered with rocks to protec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iv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has begun to behave just like him/her, behaves in a childish manner (said of an adult seeking money from his/her parent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o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othful, is lacking in energy, is indol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u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slothful, becomes laz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uer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n the toilet, is going to the bathroom, is relieving himself/hersel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uersart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oilet, bathroom, WC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ager to do something, wants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ttuleram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in the prime of his/her l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ruaa</text:p>
          </table:table-cell>
          <table:table-cell table:style-name="ce5" office:value-type="string" calcext:value-type="string">
            <text:p>oqaluut susalik</text:p>
          </table:table-cell>
          <table:table-cell table:style-name="ce10" office:value-type="string" calcext:value-type="string">
            <text:p>places something on top of it to keep it from blowing aw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ssa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iaphragm used to support the uterus, pessa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etruuli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kerose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belongs to him/her, his/her poses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lu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mall items of merchandise, no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nis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anist, piano play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qq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offspring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aqqi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its young with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q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young, gives birth (said of animal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young of an anim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e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ready, is prepa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e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finished it (a task), is ready with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eer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repar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eersim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ready, is prepa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eersaa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repara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iil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ill soon have it prepared, is finishing up the job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su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mall items of merchandise, no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n this/her deathbed, his/her hour is ne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etism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etis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ffet, smorgasbo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ler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ram. spatial case inflec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mik inniminni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ppointment, reserv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nngormat</text:p>
          </table:table-cell>
          <table:table-cell table:style-name="ce5" office:value-type="string" calcext:value-type="string">
            <text:p>oqaluut </text:p>
          </table:table-cell>
          <table:table-cell table:style-name="ce6" office:value-type="string" calcext:value-type="string">
            <text:p>when the time came, when time was up, when the opportunity presented itsel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q a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ses his/her time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q iluatsillu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takes advantage of the opportun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q killigiti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adlin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no time, there isn't enough time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aj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ste of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ffissaale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little time, does not have time for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j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 successful hunter, often catches ga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mi pigami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fter a long time, fina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g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eeps vigil over him/her, stays up with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gar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neone who goes to bed late, someone who stays up late, night o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li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learned it, has assimilated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igii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rporation in which the owners are liable only for the portion of the corporation they ow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igiiffik pingaarneru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mary stakeholder, primary shareholde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igiilluni iniss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residential cooperative, coo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ig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orporation funded by the purchase of shares where the shareholders gain or lose in proportion to their number of shar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oint owner, partner, sharehol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eqataa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hare, portion, stake (in a property, enterprise, etc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it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wner, proprie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ittussaati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pyr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ffigi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pecial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bility, skill, maste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neq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mpete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nikits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acks talent for something, is not good at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nng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come able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nngor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ready to do something, prepares himself/herself for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bilit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pabilit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ti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ith official authority, someone who has been delegated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titsi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fficial grant of power to do something, official sanction to do soem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ti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mission, license to do something, delegation of power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ble to doe something, is competent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nice things, keeps things neat and tid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elongings, items of prope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ss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ell to do, man or woman of means, rich pers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iumajunn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nts to give it up, wants to be free of it, wants to be rid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ongs to taste his/her favorite dish aga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owns it, ha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eeps vigil over him/her, stays up with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the night watch, is up late, keeps vig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g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ight watchman, someone who is up la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erases it, deletes it, crosses it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ar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ake it off ( imperative form)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i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asy to get rid o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ku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jolly, is good natured, is full of l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ku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excited, becomes jo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la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seen hardly any game on the journe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llas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poor, someone impoverish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n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tacost, Whitsuntid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nsileri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entacostal mov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nsis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tacost hym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are few game anim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sat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have come to be few game anim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is an abundance, there are too many, has a big appetite for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ossessions, the things one ha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ang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rts acting up, starts misbehav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poor, someone impoverish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suu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ve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aal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mischievous, is badly behav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s badly,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ta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s badly, acts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v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apland longspur, Calcarius lapponicus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aaffigaa</text:p>
          </table:table-cell>
          <table:table-cell table:style-name="ce5" office:value-type="string" calcext:value-type="string">
            <text:p>oqaluut susalik</text:p>
          </table:table-cell>
          <table:table-cell table:style-name="ce10" office:value-type="string" calcext:value-type="string">
            <text:p>has stolen something from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ief, robb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i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raser, pencil eras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allis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work clothes (for dirty job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ani</text:p>
          </table:table-cell>
          <table:table-cell table:style-name="Default"/>
          <table:table-cell table:style-name="ce6" office:value-type="string" calcext:value-type="string">
            <text:p>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annga</text:p>
          </table:table-cell>
          <table:table-cell table:style-name="ce6"/>
          <table:table-cell table:style-name="ce6" office:value-type="string" calcext:value-type="string">
            <text:p>from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at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sloppy, someone sloven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ata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tired of it, has had enough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er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jerks, twitches, has a twinge, gives him/her a spas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a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low out freely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urfaces in the water (said of a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a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urfaces in the water (said of a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raucous, is restl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witches his/her limbs or bod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ts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bellion, revol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tsits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rebelling, are in revol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preparations for a trip, gets ready to go aw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alu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hoots and wounds it (an animal or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alu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ounded, an animal or bird that has been shot, but not kill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ills him/her (by magic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attaa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fun of him/her, laughs at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ori </text:p>
          </table:table-cell>
          <table:table-cell table:style-name="ce6"/>
          <table:table-cell table:style-name="ce6" office:value-type="string" calcext:value-type="string">
            <text:p>Gee, you're good! Boy is he/she good!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o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mart, is talented, is really good at something <text:s/>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oriss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urse designed to give new job possibilities to students already trained for an occupation, job training cour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ikkoris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aking a job training cour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oris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ractices, is in training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kkor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sn't successful at it, made a mistake, failed to accomplish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o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lumsy, is no good at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(a)</text:p>
          </table:table-cell>
          <table:table-cell table:style-name="ce6"/>
          <table:table-cell table:style-name="ce6" office:value-type="string" calcext:value-type="string">
            <text:p>those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ginngil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n't excited about it, isn't impressed by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ikkulue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eat, keeps his/her things ne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mi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looks good, is nutritious, is ri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utritious, is rich (said of foo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na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ccentuates what he/she say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naapp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something is not very interesting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kkunaa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otally unsuccessful, is completely disappoin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ashful, doesn't want to intrude, feels inadequa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rts getting ready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peaks avidly (on a particular subjec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ti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ushy, is obtrusive,is forw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kut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avid, becomes ferven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o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rash can, garbage ba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ives away his/her discarded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rows the garbage away, takes out the garbage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k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one no longer uses, something discard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l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weather is terrible, the weather is ba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d wea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weather is terrible, the weather is ba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nga</text:p>
          </table:table-cell>
          <table:table-cell table:style-name="ce6"/>
          <table:table-cell table:style-name="ce6" office:value-type="string" calcext:value-type="string">
            <text:p>upwards, to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oes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nner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, slug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nn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, punches him/her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nng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oes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k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ives him/her a little slap, gives him/her a friendly sl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moves a sea mammal's skin and fat layer, flenses a sea mammal carca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emoves the skin and fat layer from it (a sea mammal), flens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n oper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operates on him/her, performs surgery on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whorse, sawbu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ornerluk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awdu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aws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aw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uut kujaaqa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and sa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uutee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ciprocating saw, scroll sa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uutip savissa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wblad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t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erforms surge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qq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vice, rank amateur, beginn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qqaarneran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 the beginning (first word of the Old Testamen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qqaataani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rom the very beginning, from the start, from the time it beg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aluttu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ncreases steadily, is inexorable, happens more and mo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ould like to have it, covets i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ttractive, makes one want to have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ould like to, has a desire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s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y urge each other to, they demand that they a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saar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quirement, dem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emands that he/she, requires that he/sh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 avid hu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suddenly wants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nts to, looks forward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l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vice, rank amateur, beginn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ngu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competing at something, are vying for the prize, are vying with each o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ngus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competing at something, are vying for the prize, are vying with each o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nu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competing at something, are vying for the prize, are vying with each o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begins, says something, then he/she say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ig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t it up! make it happen!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ler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ets it up, gets it star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itseqqaartutut pisinnaati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pyr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rovides</text:p>
          </table:table-cell>
          <table:table-cell table:style-name="ce6" office:value-type="string" calcext:value-type="string">
            <text:p>imminut pilersorpoq </text:p>
          </table:table-cell>
          <table:table-cell table:style-name="ce6" office:value-type="string" calcext:value-type="string">
            <text:p>provides for himself/herself, maintains himself/herself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lers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rovides him/her/it with something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lersu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vider</text:p>
          </table:table-cell>
          <table:table-cell table:style-name="ce6" office:value-type="string" calcext:value-type="string">
            <text:p>kisimiilluni pilersuisoq </text:p>
          </table:table-cell>
          <table:table-cell table:style-name="ce6" office:value-type="string" calcext:value-type="string">
            <text:p>one who provides for himself/herself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lersuisus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ty of parents to provide for their childr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ans to, intends to, has in mind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aaru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aarus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making of pla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aa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saaru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t is his/her plan, has it as a pl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quick, happens quick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tortu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quickly, rapid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ertu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apidity, quick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rovisions for the wi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kka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rick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k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kkil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kwell, inkp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m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ell off, promin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t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ler, head of household servan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age closet, storage roo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athers provisions for the wi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son who has been punish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gassaajunnaar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ardons him/her, allows him/her to escape punish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gassaati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entenced to time in pris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gu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pparently strong, looks power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k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unusable remainder of something, worthless remainder after something has been u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mm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perienced, expe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qq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 master at something, is an expert at something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rluk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unusable remainder of something, worthless remainder after something has been u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nish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lensing knife, skinning kn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t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often has accidents, is accident pr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nvites people to a party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lle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rasshop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i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ltar, sacrificial alt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i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a sacrificial offering, sacrifi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ingaj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actical joker, a tea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ing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rings him/her to tears through mistreat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crifice, offer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o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dept, is skilled, is good at catching f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oriss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rgotherapist, a professional who treats physical ills by means of exerc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ngaarit!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eartiest congratulations! My very best wishes!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qqu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less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qqu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gratulatory statement, a wish for good luck and happi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qqu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ongratualtes him/her, wishes him/her good lu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rit!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ngratulations! Happy birthday! Happy New Year! etc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appiness, bliss, blessed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appy with his/her situation in l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njoys his/her l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with regard to that, concerning that, because of th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k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un off, has gotten away, has left in a hur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ngaj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prain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ni pil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after considerable effo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 of joi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ttuunngaj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pra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u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enefits from him/her as a provi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u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appiness, bli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l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unish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oq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eaf of a pl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oq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ay lea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orsu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ay lea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o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l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eaf of a pl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t satisfied with him/her/it, rejects him/her/it (in favor of someone/something preferabl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not satisfied with him/her/it, rejects him/her/it (in favor of someone/something preferabl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k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ooling a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k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eing wild/ making trouble/ misbehavio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not have proper equipment, has poor too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ss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id something to no av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eaf of a pl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taqa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getting leaves, is leafing out (said of a tre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tt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foliage, leav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t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 little abnormal, is a little different from the no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uu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dwarf willow, Salix herbacea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piece of skin or fat that has been cut off in the process of flensing a sea mamm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ow, spends a a lot of time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ar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a long time doing it, does it slow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laat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fish, Pholis gunellus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e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s it seriously, has realistic go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m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one experienc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m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dheres to the old relig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ma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eases him/her, torment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ma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eased mercilessly, is hound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oor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oes something real about it, takes it serious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m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ice to him/her because they are rel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speci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s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fast, hurr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suartumik sullis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mergency center, urgent matter offic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asug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me to have great expecta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sa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asy, is easily convinc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ays hard to g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veers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emperance, abstemiousn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veersaa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measures to prevent it, acts to hinder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q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thing in question, the topic of discussion, the person or thing the discussion concer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q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rrangement for carrying out a judg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qaatissinneqarsimannginnermik upperna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lean criminal record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er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successful, fails to accomplish something, it didn't work out fo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, does him/her bodily ha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ime, the perpetration of a cr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erpetrates a cr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t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irminal, perpetra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ttul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ime, the perpetration of a cr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ttunik eqqartuussisarnermik inatsi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iminal la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ttaalisitsi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e police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l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ets hay in them (boot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ra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killed hunter, skilled fisher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ra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oor hunter, poor fisher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tu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reng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t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uts up with something, manages to deal with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er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ough, can withstand illness, injury, and so for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joqq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 mother bear with two cub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jorarte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ne thi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ju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thi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jussaane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for the third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jussaan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 the third time, the third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dance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gasoqq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ubic numbers, cubic meters (m3)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gasoru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ree birds flying toge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ree groups, three entities consisting of par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l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triplet, one of a set of triple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l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riple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l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riple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ik qulill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i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lugit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in three pie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mat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this past Wednes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ednes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nerm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ednesday the (dat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ner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Wednes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nikk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ednesdays, on Wednesday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pat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this coming Wednes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nng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three o'clo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re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tserpai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ets a third 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tsi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urns three, is three years ol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tsi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rovides it with a third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riftw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mmock, kno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him/her, strik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pingutt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ill (of earth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utt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nches him/her repeatedly, hits him/her many times with the fists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utt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having a fistf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kuj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elf important, is strutting, is a show of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gatelle, something of little impor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most important 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n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s in a superior manner, is exaggeratedly self-satisf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mportant, is meaning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hinks it is important, finds it meaning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to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a celebratory mood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tu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specially, particular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t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mportant, is deserving of atten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ute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f importance, plays an important ro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gaaruteqa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impor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g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ame anim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kke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ells a hunting story, reports on the hu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unting for smaller ga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nting g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iart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nting cab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lu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killed hunter, a good hu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nermi sakk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nting tools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 hun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sa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out hunting for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provider in a hunting family, the one who does the hun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to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reat hunter, hunter of great repu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rtutut inuu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iving as a hunte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i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much too much of it, is more concerned than necessary abou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rass to put inside boo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ssi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oot insole (for insulation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rass inside boo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us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provider in a hunting family, the one who does the hun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unting weapon, hunting impl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tracking it down, is pursuing it, is hunting it dow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iaa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y of hunting, hunting meth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a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except fo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app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receives a lot, wins a lot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nars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struck by her beauty, thinks she is beauti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hinks she is pretty, <text:s/>thinks it is attrac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a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ould like to have a particular 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erneqqusa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eauty conte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ret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er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ecorates it, ornament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ersaasi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(stone) gem</text:p>
          </table:table-cell>
          <table:table-cell table:style-name="ce6" office:value-type="string" calcext:value-type="string">
            <text:p>ujaqqat pinnersaasiassat </text:p>
          </table:table-cell>
          <table:table-cell table:style-name="ce6" office:value-type="string" calcext:value-type="string">
            <text:p>gem stone, jewel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nne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rticle of jewelry, piece of personal adornment, orna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ersaat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decorations</text:p>
          </table:table-cell>
          <table:table-cell table:style-name="ce6" office:value-type="string" calcext:value-type="string">
            <text:p>orpiliamut pinnersaatissat </text:p>
          </table:table-cell>
          <table:table-cell table:style-name="ce6" office:value-type="string" calcext:value-type="string">
            <text:p>Christmas tree ornamen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nnga</text:p>
          </table:table-cell>
          <table:table-cell table:style-name="ce6"/>
          <table:table-cell table:style-name="ce6" office:value-type="string" calcext:value-type="string">
            <text:p>that one up th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ernaveers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abstemious, someone who refrains from harmful habi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oorna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in all cases, without f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oornani passeqartus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requirement of having a passport in order to leave or enter a count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not managed to acquire it, has to do withou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o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prevented it, has avoided it, has kept it from happe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oqaratik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everyone without excep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mission, excep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have as if nothing has chang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inds him/her not guilty, exonerat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nding of innocence, not guilty verdic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ti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en found not guilty, has been exoner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nocent, is not guil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aaliil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using force, violent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aaliilluni arner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ap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aali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ercion, dur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aali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dition of being under duress, <text:s/>fact of being forced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itsaa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orces him/her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qqaatinik misissuisoq [Inuup pinngoqqaataanik misissuisoq]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eneticis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ngoqqaati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emical el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s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ldhood home, place where one has been rais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aises him/her, brings him/her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reates it, causes it to ex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tami ilisimasass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knowledge about nature(the essentials, one ought to know)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tamik minguts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ution of natur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ea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t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a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ortit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crea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oy, playto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ays with a toy, plays a ga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art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layg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n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ich food, food one quickly gets full fro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had more than enough of a particular f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gu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ame, playing, pl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iilik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t particularly nice loo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g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ittuum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houts for joy, cries out to express happi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n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y are fighting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n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xpresses his/her opposition, is unwil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naa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reluc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ursu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rsues it, paddles fast to be able to shoot or harpoon it (a game anima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or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epairs it, updates it, straightens it up, fixes it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orsarsima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ul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orsu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violent behavio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palla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lipshod work, sloppy wo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p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oppy about something, doesn't pay attention to what he/she is do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kker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lks about what he /she has caught (said of a hunter or fisherman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nn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a goodie bag (at the Christmas tree celebration)</text:p>
          </table:table-cell>
          <table:table-cell table:style-name="ce6" office:value-type="string" calcext:value-type="string">
            <text:p>orpiliarami pisannappoq </text:p>
          </table:table-cell>
          <table:table-cell table:style-name="ce6" office:value-type="string" calcext:value-type="string">
            <text:p>has gotten a goodie bag at the Christmas tree celebration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tch, what has been caught by a hunter or a fisher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qam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often catches something, catches many sea mamm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caught some fish or ga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e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finished it, has gotten it read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ecessary, impor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a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ecessary, is impor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aqar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hinks it is necessary, thinks it is impor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illis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it (a production method) more efficient, rationaliz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illi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ationalization of production, making production of something more effici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in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hinks it is easier and quicker than expec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asy, can be done quick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ssers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him/her late, inconvenienc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ssersuu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convenient, is burdenso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quires time, takes time to d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i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 longer necessa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nermi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 he/she usually does, as is his/her wo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nert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 usual, normally, in gener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nin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easy prey for him, has no trouble catching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athers provisions for himself/herself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rtag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son with a subscription (for ex. to a magazin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ta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hat one has a subscription for (for ex. a magazin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tagaq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ubscrip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tag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at which is called…, person who is called…</text:p>
          </table:table-cell>
          <table:table-cell table:style-name="ce10" office:value-type="string" calcext:value-type="string">
            <text:p>saffioortaamik pisartagaat </text:p>
          </table:table-cell>
          <table:table-cell table:style-name="ce6" office:value-type="string" calcext:value-type="string">
            <text:p>the one who is called Saffioortaaq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rtakk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alary, fixed compens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caught it, it is his/her cat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misut piumas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sks to have it, demands to have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hat one deserves, what is due to someone, what one is ow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signment, homework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qaqa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lot to do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qaqa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wed a great deal, has much coming to him/her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rium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ands to receive it, has it coming to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rtu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usies himself/herself with things other than what is necessa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ssignments that are still do be d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debts one stands to collect, accounts receivable</text:p>
          </table:table-cell>
          <table:table-cell table:style-name="ce6" office:value-type="string" calcext:value-type="string">
            <text:p>pisassat amerlaqaat </text:p>
          </table:table-cell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s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ssigns homework to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mponents, spare par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ng (used specifically about old greenlandic song)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eqqaartussaati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rst right of refusal, right to be the first to purchase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er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hoots with bow and arrow, fires off an arro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e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ould very much like him/her to carry out a particular tas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hat one has bought, a purcha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uy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merchandise in a store, inventory, war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assaa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hop/stor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iat allagart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ceipt, bill of sale, invoi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m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vent, situ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masors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ram. past subordinative mood, conjunctive mood, causative m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masulersaa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y based on true events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inermut upperna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ceipt, cash register receip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i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e, shop, retail busin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iarfimmi piso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e manag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hopping, has gone shopp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iartit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lesperson, sales cle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naaffii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ights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innaa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bilities, qualifica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nnaatitaa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right to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ble to, c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o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the shopping, does the marke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it with an arrow</text:p>
          </table:table-cell>
          <table:table-cell table:style-name="Default" table:number-columns-repeated="2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isartunik kiffartuus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ustomer servic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isart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ustomers, patr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s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w (for shooting arrow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hoots with bow and arro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uys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wealthy, someone who is ri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o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rich pers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orujus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tremely wealthy individu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qal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old, has become ag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q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ol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qas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older, someone who is up in yea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 on stil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artu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til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rches, is marc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p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is the sound of a footfall, a slap, or something small fal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pa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o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pa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noise, is lou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p tulli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Vice President, Assistant managing director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anager, director, boss, chair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ront office, board of directors, manag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uthorit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tigo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dministra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ort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ss, director, manager, presiden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oruj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oes for a walk, takes a wal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maarner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aking a long time to happ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m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looking forward to something, is eagerly await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issamaarut</text:p>
          </table:table-cell>
          <table:table-cell table:style-name="ce5" office:value-type="string" calcext:value-type="string">
            <text:p>taggit</text:p>
          </table:table-cell>
          <table:table-cell table:style-name="ce5" office:value-type="string" calcext:value-type="string">
            <text:p>plan for the future, idea about what to do in the futu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m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stored for future u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nersors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ubjunctive mood, conditional mood, future subordina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nga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xci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nga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olds his/her attention, keeps him/her excited about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exci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nnga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excited abou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its the prey, but only wounds it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one has earned, something one deserv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qq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elayed, takes some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qqaarpoq!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it and see! It's going to happen!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issaar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ve enough to live on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oor, does not have mu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fit, divide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i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gained possession of it, has acquired it, has gotten it as prof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iat qulingi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one ten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looking for something to acqui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iu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vider (for ex. for a family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giant, a strong man, a powerful 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tanngorni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ampionship match, championship, tourna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ampion, top play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s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orks out to get stro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wounded animal, a wounded bi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ar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n engaged couple, a betrothed coup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ar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engag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arta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gotten engaged to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his/her betrothed, is engaged to him/her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sig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jumps a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kal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jumping all a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k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un off, has gotten away, has left in a hur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jumps, hop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ss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le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ssaarpoq</text:p>
          </table:table-cell>
          <table:table-cell table:style-name="ce5" office:value-type="string" calcext:value-type="string">
            <text:p>oqaluut susaatsoq</text:p>
          </table:table-cell>
          <table:table-cell table:style-name="ce9" office:value-type="string" calcext:value-type="string">
            <text:p>jump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ssaa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ump rop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ores food fo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ssence, nature, behavior, totality of the characteristics of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seqata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s of the same kind as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se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onest, is upright, is well manne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sissamiso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follows from the nature of a person or 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sitoq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it as part of his/her nature, it is an inborn characteristic of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ause, reason, motiv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teqarluar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with good reason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sute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was because of …</text:p>
          </table:table-cell>
          <table:table-cell table:style-name="ce6" office:value-type="string" calcext:value-type="string">
            <text:p>sikorsuarnik pissuteqarpoq </text:p>
          </table:table-cell>
          <table:table-cell table:style-name="ce6" office:value-type="string" calcext:value-type="string">
            <text:p>it was because of the sea ic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sutigalug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because of that, on account of that, as aresult of th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ts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onditions, the way things we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utaasunut il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tributory cause, additional reas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ale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mpoverished, is needy, has very litt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wer, strength, influe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saasu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very little, is need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only thing you own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uatsianng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one who is ready to perform well as a hun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r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on f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rt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lking stree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rtun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 pedestria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rtunut aqqutis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idewalk made of gray rectangles, with a course of paving bricks up the middle that is common to Danish cities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edestrians</text:p>
          </table:table-cell>
          <table:table-cell table:style-name="ce6" office:value-type="string" calcext:value-type="string">
            <text:p>sakkutuut pisuinnaat </text:p>
          </table:table-cell>
          <table:table-cell table:style-name="ce6" office:value-type="string" calcext:value-type="string">
            <text:p>infantr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at ikaarfis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destrian crosswal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innaat ikaartarfi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destrian bridg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l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oes for a walk, takes a wal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nik tusagassi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ive journalism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ssaaf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sponisibility, range of responsibilities, requirement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ss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ivil right, human r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ss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no one is willing to take the initiative, nobody will accept the responsibil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ssaa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ty, demand, contractual responsibil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ttorniarluni pinerluttul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arceny, crime committed in order to enrich onesel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ri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tt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 for a wal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j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well off, is well to do, is ri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ss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uil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ss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riches</text:p>
          </table:table-cell>
          <table:table-cell table:style-name="ce6" office:value-type="string" calcext:value-type="string">
            <text:p>pisuussutit pinngortitameersut</text:p>
          </table:table-cell>
          <table:table-cell table:style-name="ce25" office:value-type="string" calcext:value-type="string">
            <text:p>riches from natur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pisuutinne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ound guilty, is convic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lam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tit</text:p>
          </table:table-cell>
          <table:table-cell table:style-name="ce5" office:value-type="string" calcext:value-type="string">
            <text:p>taggit qasseersiut</text:p>
          </table:table-cell>
          <table:table-cell table:style-name="ce10" office:value-type="string" calcext:value-type="string">
            <text:p>snowshoes, stil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ti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inds guilty, convic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u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guil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new purchase, something recently acqui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cquires something, buys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many gifts, has bought himself/herself many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a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ethod for do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leaks through i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a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mes forward, shows himself/herself/itsel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aruti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ys aw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e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orm that comes in from the land in East Greenl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o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torm from the mountai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or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 storm breaks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or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attacking, are storming a tactical or propaganda targ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oraass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aught unaware by a storm while he/she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k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Wonderful! Great!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nng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egained health, has recove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er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willing to do something, makes himself/herself avail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er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cooperative, is unwilling to do things, is had to deal wi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e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rites poem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uys him/her something, buys something for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v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uys something from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iaannaq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really fast, very quickly</text:p>
          </table:table-cell>
          <table:table-cell table:style-name="ce6" office:value-type="string" calcext:value-type="string">
            <text:p><text:s/>pitsiaannaq inereerpaa </text:p>
          </table:table-cell>
          <table:table-cell table:style-name="ce6" office:value-type="string" calcext:value-type="string">
            <text:p>got it ready very quickly, did it really fas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tso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 effortlessly, is light on his/her fee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or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 poorly, has a hard time wal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o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 poorly, has a hard time wal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lmost never catches game, rarely bags any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li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evention, hindr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li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eeps him/her from doing it, prevents him from doing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eeps it from happening, prevent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ne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icks and chooses, looks for the best of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good, something excellent, something terrific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saa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riendly and agree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soapstone lamp stool, front strap (part of a dog sled fan hitch to which individual tuglines are gathered and attache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ffik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place for boats to tie up, do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ies it up, ties it up t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t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ies it securely, ties it strong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us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ties it, removes its lea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utaq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rein, rope, dog sled tugline, lead, tr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ut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ooring rope, haws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tuuts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ttaches dock lines to it, ties a line to it, ties a rope to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arli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neeks into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ar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neeks into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juar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ustainability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ujuartitsisumik 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ustainably</text:p>
          </table:table-cell>
          <table:table-cell table:style-name="ce6" office:value-type="string" calcext:value-type="string">
            <text:p>piujuartitsisumik ineriartortitsineq</text:p>
          </table:table-cell>
          <table:table-cell table:style-name="ce25" office:value-type="string" calcext:value-type="string">
            <text:p>sustainable development</text:p>
          </table:table-cell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ukk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plans to…, is looking forward to something, is eager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oor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plans for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rlu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highly qualif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well suited, is promis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rs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rade school, vocational scho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r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raining, is in trai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rtussars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nding someone suitabl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qualification for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nnaateq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qualif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kk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ees him/her as highly qulif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llu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t particulaly cooperative, is not very help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llerlunilu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not until he/she feels like it, takes his/her merry tim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neqarner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prefer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ne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ought after, is desi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neq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or someone <text:s/>that is desired, someone or something sought af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wished for, something needed for a particular purpo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(makes demands)</text:p>
          </table:table-cell>
          <table:table-cell table:style-name="ce6" office:value-type="string" calcext:value-type="string">
            <text:p>akuereqqusaminik piumasaqarpoq </text:p>
          </table:table-cell>
          <table:table-cell table:style-name="Default" office:value-type="string" calcext:value-type="string">
            <text:p>makes demands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qaa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obligatory, it is required that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just what he/she pleases, does things without permission, oversteps his/her author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rength of will, wi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anna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just what he/she pleases, does things without permission, oversteps his/her author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sa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just what he/she pleases, does things without permission, oversteps his/her author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s miserly, is cheap, is a skinfli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tsa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has a great desire for something all of a sudd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nt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inar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easy, easy to do, is worth striving f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inaal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ifficult, is contrary, is not forthcom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in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not easy to get along wit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arner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s its time, takes a long time to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artu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 event one is waiting for, what is about to happ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ma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aking a long time to get star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terrible shape, is badly deterior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eer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mpletely ruined, is reduced to no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e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bad cond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eqa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hat is in bad cond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n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an definitely not do something, will certainly not happ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nartut tamarmik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everyone, every last 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ngits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stes his/her time on things that don't matter, spends time on useless endeavo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nngit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hings that don't matter, useless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sugitt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use of everything, finds use for evey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s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n't rush things, concentrates on his/her work, works calmly and without has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ldhood sweethea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tserf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oes things he/she thinks people will like, strives to be well lik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u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meek and uncomplai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viu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s false, is not so, is not r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viu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ctuality, factualness, r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viusunngor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alization (of a goal, for ex.), establishment (of a business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voq</text:p>
          </table:table-cell>
          <table:table-cell table:style-name="ce5" office:value-type="string" calcext:value-type="string">
            <text:p>oqaluut susaatsoq</text:p>
          </table:table-cell>
          <table:table-cell table:style-name="Default" office:value-type="string" calcext:value-type="string">
            <text:p>comes to/from</text:p>
          </table:table-cell>
          <table:table-cell table:style-name="ce10" office:value-type="string" calcext:value-type="string">
            <text:p>Nuummut pivoq</text:p>
          </table:table-cell>
          <table:table-cell table:style-name="ce10" office:value-type="string" calcext:value-type="string">
            <text:p>comes to Nuuk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vorlee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citation of Luke 1-20 at the children's Christmas Eve servi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ays something to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qqu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child born after its older siblings have di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alune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intentionally, does something on purpo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alu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intentionally, purpose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ii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id something accidentally, did something unintentiona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inani</text:p>
          </table:table-cell>
          <table:table-cell table:style-name="ce5" office:value-type="string" calcext:value-type="string">
            <text:p>oqaluut</text:p>
          </table:table-cell>
          <table:table-cell table:style-name="ce6" office:value-type="string" calcext:value-type="string">
            <text:p>not on purpose, by accid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inaa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id something accidentally, did something unintentiona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something intentionally, does something on purpo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nerpaa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s early as possible, as quckly as possi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ppens early, does something ear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aartum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on, before long, as quickly as possi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lastik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lastic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lus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ath. pl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kal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rophy in the form of a large metal cup or bo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kalinnanni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ampionship match, championship, tourna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arcirkel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rctic Circ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arkred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rctic Circ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e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ce offic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ee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ce station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oliteeqarfik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police station, police distric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i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olice depart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iit angallat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ce vessel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olitiiu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ce officer of higher ran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ike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tici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ik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tic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itimeste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ice district comman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lyeste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lyester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q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bag, sack, wrapping, packag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qat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urse, handba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’l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arge round bread ro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paa</text:p>
          </table:table-cell>
          <table:table-cell table:style-name="ce5" office:value-type="string" calcext:value-type="string">
            <text:p>oqaluut susalik</text:p>
          </table:table-cell>
          <table:table-cell table:style-name="ce10" office:value-type="string" calcext:value-type="string">
            <text:p>puts it in a bag, places it in its bag, wraps it up, packs it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im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atswa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im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atswa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as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kip-ullu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aster Sun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kip-aappa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aster Mond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ki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elebrates Eas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skis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aster hym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arsupi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ifle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sikaritsit poortat </text:p>
          </table:table-cell>
          <table:table-cell table:style-name="ce6" office:value-type="string" calcext:value-type="string">
            <text:p>pack of cigarettes</text:p>
          </table:table-cell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oor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raps it up, gift wrap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u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ckag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act of packing something, the fact of packing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per, plastic, fabric used to wrap things to protect the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tuutis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rapping paper, gift wr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or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akskin bag for keeping blubber i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q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right, finds it easy to lear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qer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bright, someone who finds it easy to lear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qi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ow, has trouble lear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rr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eek, Allium porrum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rtu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tall, something of great he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rtuss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e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r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high, is tall (for ex. a building or a mountain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stanvisning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rm with which one can make payments by mail (disbanded 1991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stbok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st office box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stgiro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 account from which one could make payments through the postal system (disbanded 1991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ostkor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stc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amm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rge, scow, boat with blunt en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mu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m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nsess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nce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n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sm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s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stal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ice of goods or services expressed as a percentage of the price of similar goods or services in a particular past ye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iva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not belonging to the state, something in private han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cen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c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fesso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fess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gramm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adio program, set of instructions or timetable for a meeting or for a goal-directed endeavor, computer progra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gramsekretær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son who arranges and organizes a radio program, radio produc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mill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r thous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pagand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pagand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tokol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toc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vin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vi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vste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anery, group of parishes headed by a dean of the Church of Denma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ovs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an of the Church of Denmark in charge of one of the 111 deaner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uffii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oph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uffiitioqqu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 false proph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uffiitioqquser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alse prophet, someone who claims to be a prophet but who preaches false doctri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æmi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rophy, money, or other items won in a contest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æservativ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eservati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ræsiden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esid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sykolog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sycholog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sykologi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sycholog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u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k putsumit ajoqusi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ung damaged by smok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alakul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ound, chubb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a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fat, someone who is obe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at, is obe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l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ained weight, has gotten f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l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neumoni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pneumoni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llaa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hubby, overweight, 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eqq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ldness, chi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qqoq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ld fro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qq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cold, its somewhat cl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qqort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chillier, has gotten col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qqui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weather is mil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ra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lutters in the wind, waves, is luffing (said of a sai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lowhole of a sea mamm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r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omeone who has passed smelly gas, someone who has blown a smelly fa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illows out, is full of wind, is full (said of a sai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ersi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eave to (said of a sailboa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aj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easily irritated, who gets angry easily, who is prone to outburs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angry, gets ma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assim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ngry, is in a bad m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as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eases him/her, provok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ises up from the water with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ffa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irritated by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izz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orget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ikki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ill never forget it, it will be a permanent memory for him/her (the subjec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ikk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ives him/her a small gift as an expression of gratitude for a prior invit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completely forgotte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j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good memo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n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forgettable, something one will never forg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forget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come forgetful, his her memory is not what it used to b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gutu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lost in thought, someone off in his/her own worl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welling of some part of the skin or bod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kk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rage, fatamorgan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kkarput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look like a mirage, seem mirage-li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l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pring, source, place where water emerges from the g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lasu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ser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lasul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ater well, we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ells up, gushes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llart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ce ax used to lead a net under the ice and up through holes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s swollen (said of a watercours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nnas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eels bloated after ea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forgotte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swelling with fluid-filled bliste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<text:s/>have come onto shore to breed (said of capelings)</text:p>
          </table:table-cell>
          <table:table-cell table:style-name="ce6" office:value-type="string" calcext:value-type="string">
            <text:p>ammassat puipput </text:p>
          </table:table-cell>
          <table:table-cell table:style-name="ce6" office:value-type="string" calcext:value-type="string">
            <text:p>the capeling have come onto shore to breed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uisart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uddenly finds a seal near him/her, a seal runs up right by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 naalit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eal that has been taken with a harpo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nni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al hunting, seal hu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nn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ff hunting se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caught a s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racking a seal, is after a s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located a se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iu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a l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are no seal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saa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are not many seals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t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eals have appeared in the vicini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ts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its for it (a seal) to appe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ikki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ill never forget it, it will be a permanent memory for him/her (the subjec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ikk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ør noget som tak for sidst; giver ham noget som tak for sids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completely forgotte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j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good memo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n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unforgett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forgetfu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t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become forgetful, his her memory is not what it used to b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utu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ho is lost in thought, someone off in his/her own worl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ppears in the water, surfa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tt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aasat utertittakk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returnable bott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iaasaa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eer bottle, soda bottle, pop bott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ppears from under the water, surfa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nn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s a good skiing track, is a good sledding trai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lides easi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hardened, foul tasting layer of blubber o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mne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or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mokehous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j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fuming, is smoking bad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mokes it, preserves it by smo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or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o smoky that one's eyes are water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moke, fog, fu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q kanern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ime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qq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has been a freezing m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reezing mist, freezing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ll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dus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laaj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usts it off, vacuums i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laaj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st cloth, feather duster, vacuum clean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is freezing m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iinn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oesn't understand a thing, doesn't understand a bit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roduces smoke, it is smoky, it is fogg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s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nshore wind bringing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ailing in thick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si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mpas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sun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mells of smo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mall whispy clou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obacco smo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neq ajor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does not smoke (tobacco, pipe, cigars, etc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neq inerteqqut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no smoking, smoking not allow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mokes (pipe, cigars, etc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t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signated smoking are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rtoqass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moking not allowed, no smoking, smoke-free are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itting down enjoying his pip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ua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at with an inboard engi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uleeqqap inui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rew of a motorbo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ulee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at with an inboard engi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uleer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ails on an engined boa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u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eamship, steam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t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obacco pip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or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ime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a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st, fl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xhales smoke, makes a puff of smo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ea and sky can't be distinguished (because of a blizzard)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nngu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mist has turned to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u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thing smoke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u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teaming (of foo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lides poor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jaa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track has suddenly become difficult (for someone on ski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ust of ice on the snow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snow has gotten a crust o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hite-haired skin from the hindquarters of a caribou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kills a louse by biting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kil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lower to a surface, has come to sit low in the water (said of a vesse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k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low, is not far above the 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kitsormi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utchman, Dutch person, person from the Netherlan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kit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sho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k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ole in a vessel into which a tap can be inser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lung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lpine chickweed, Cerastium alpinum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lungi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alpine bistort, Polygonum viviparum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ats seeds (said of a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ats berries directly from the plant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ecks it (said of a bi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s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ck of the ne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kutsuj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rips and nearly falls headlo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kk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now is being blown in through the crack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m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aches deep into the fjord or harbor (of storm winds or breaker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m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alls head fir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mmag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annel, fairway for sai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mm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eads into the harbor (said of a large vesse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qq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its burrow, is caught in a cage trap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caught a fox in a tr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caught a fox in a tr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so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fox that is caught in a tr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ter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arthwor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teriaars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nake, serp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ttaqqa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rrow, winter d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swelling, something swoll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n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mells rotten (of an animals entrails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wells, is swollen, is puffed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ills it with air, pumps it up, blows it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q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lost its air, is flat (of a tire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q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ir inside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q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mple, blemish, rash, blister</text:p>
          </table:table-cell>
          <table:table-cell table:style-name="ce6" table:number-columns-repeated="2"/>
          <table:table-cell table:style-name="ce5" office:value-type="string" calcext:value-type="string">
            <text:p>tinupasuaraq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lla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otten blistered, has bliste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r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b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se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ets fox trap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s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hecks his/her fox trap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ssaa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baking pow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ox tra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t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loated, has ga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tta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llo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tt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wollen, there is a swel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v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neaks into it, creeps into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rounded corners, is shape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rner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flax fiber, hemp fib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eflating, the air is leaking out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eflated, the air has leaked out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serar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has blisters, has blisters, has pustul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laat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air pump, inflation tube (for a hunting float or a towing floa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fi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visiting hou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visit, visi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visiting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tit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rty, dinner pa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ti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guests, is having a part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l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uest, visito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mp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um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mp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mps it up, pumps it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d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und, 500 gram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utters it, spreads butter o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eru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tter d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erus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vaseline, petroleum jelly, grea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gar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ishes from the ice (through a hole in the ic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gars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ouble fish hook for ice fishing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its with on his/her head resting on his/her arm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nnguj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rouches and moves silently and carefully forw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ushroom, toadsto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i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blister in the mouth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i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eprosy, Hansen's disea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is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with leprosy, le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ius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anish priest's coll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bends over, hides, crouches (to reach something on the floor, for ex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rløg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v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eqat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olls his/her kayak several ti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ig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alls forward hitting the ground with his/her f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i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 a position with the bottom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urns something bottom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ts it down with the bottom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a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rip of skin sewn between the soles and the uppers of a traditional b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a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ws a strip of skin between the sole and the upper of a traditional b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leeps at the surface (said of a whal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hole in the sole of a boot or sho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ears a hole in the sole of a shoe or boot, damages skin by hard wo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guteeqq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weeze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g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nippers, wire cut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(evening) went by especially quickly</text:p>
          </table:table-cell>
          <table:table-cell table:style-name="ce6" office:value-type="string" calcext:value-type="string">
            <text:p>unnuk pussuinnarpoq </text:p>
          </table:table-cell>
          <table:table-cell table:style-name="ce6" office:value-type="string" calcext:value-type="string">
            <text:p>evening went by especially quickl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ussukillior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work that requires great care and preci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kinnartuler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orks on something that requires great care and preci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k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good at work that requires great care and preci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kul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 cold is biting, it is bitter col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expands from dampness (said of woo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ss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inches it, squeezes it with the finge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holes i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ortulio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ace making bo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ortul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makes l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ort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lace item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o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ole punch/ office punch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toorut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nd lance, fish of the genus Ammodytes;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qqav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is drunk, is inebriated, has a ho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qq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mes for a short vis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qquppaa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sses through a hole, sticks it into a ho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oqquti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it go through a ho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getting foggy, it is getting smok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siliuss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aught unawares by fog, it got foggy while he/she …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si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led up ice (on a watercourse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si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ews a buttonhole (with a buttonhole stitch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suar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here is dense f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l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loats easily, is high in the 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ll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ises up to the surf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(capelin) are breading on the beach</text:p>
          </table:table-cell>
          <table:table-cell table:style-name="ce6" office:value-type="string" calcext:value-type="string">
            <text:p>ammassat puttapput </text:p>
          </table:table-cell>
          <table:table-cell table:style-name="ce6" office:value-type="string" calcext:value-type="string">
            <text:p>capelin are breading on the beach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utt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held up in the water by it, floats with the assistance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qa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arely working, is malinger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q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ife ve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qut kisaasersim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o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r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roods about an injustice he/she has suffer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float, a ponto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tays above water, floa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ce flo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ays on the ice floes, floats over on an ice flo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o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hole for the laces on each side of the sole of a traditional b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g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ig to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kkukkut gigte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gout in the big to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li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m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drunk, is inebria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mm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all really drun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so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netration or piercing that has unwanted conseque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ti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fools him/her, tricks him/her, cheat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a hole i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tu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akes a hole in it, pokes a hole in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allalluni pui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forgotten it in his/her confus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confused, gets mixed up, loses self contr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ar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confused, gets mixed up, loses self contro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ish, serving d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q ikkat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hallow d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q itis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ep d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deep ceramic pan, bo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rving platter, serving tray, plat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late, dis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gutaa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ancake i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pack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illuni pu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uddenly unable to remember anything, panics, clutch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kul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kind of sculpin, a species of the genus Myoxocephal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inng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encased itself in a cocco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la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kind of sculpin, a species of the genus Myoxocephalu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li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attentive, is not concentrating on the job at han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laaq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nfused, is disoriented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uuluk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blocks it (an opponent's piece) in checker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g, h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 angutiv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a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 arnav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w, female p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ar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gle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m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iece of pork belly, piece of bac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lukip saneramerng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con from the side of a p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mig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loughs into a wave, plunges its bow into a solid wave (said of a boat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m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uts his/her face in the 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mitt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ontest to see who can keep their face underwater the longe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eepy, is drows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ns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un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p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confused, gets disoriente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ppoq</text:p>
          </table:table-cell>
          <table:table-cell table:style-name="ce5" office:value-type="string" calcext:value-type="string">
            <text:p>oqaluut susaatsoq</text:p>
          </table:table-cell>
          <table:table-cell table:style-name="ce10" office:value-type="string" calcext:value-type="string">
            <text:p>can't figure out anything at all, is completely disoriented, is totally out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s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acking material (e.g. paper, ribbon, etc.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ss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ag, paper bag, grocery ba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s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distracts him/her, redirects his/her atten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utinng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udd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a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ubble (in the water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uaa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ubbles up, bubbles are rising u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puaa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gets cheated, becomes confused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yramid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yrami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ædagog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eacher, pedagogu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ædagogikk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dagog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ær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ar, light bulb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ærile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light fixture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ølse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ausage, hot do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g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akes it down, uses tent stakes to hold it in pla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gus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ake, tent st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gusers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retches it (a skin) out with stakes, uses tent stakes to stretch it ou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g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take, tent st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kka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wooden beam, jo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korneq</text:p>
          </table:table-cell>
          <table:table-cell table:style-name="ce5" office:value-type="string" calcext:value-type="string">
            <text:p>taggit</text:p>
          </table:table-cell>
          <table:table-cell table:style-name="ce5" office:value-type="string" calcext:value-type="string">
            <text:p>to play with ouija boa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kuj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vered in soot spot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lersaa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easure of gunpow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liort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dwif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li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 part in a singing and dancing celebration (in earlier times in Greenlan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ll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naps, breaks (said of the foreshaft of a harpoon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g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annoyed by his/her insistent demand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n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nnoy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tches, it tickl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sa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annoys him/her, irritates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tit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tches all ov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tsaju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oes not get angry, is pati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itsa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becomes annoyed, gets ang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m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t is starting to itch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aar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s a long time, requires time to comple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slow, takes a long time to do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maar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a long time to do it (a task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stfight, braw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ng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ituates himself/herself at its entr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ngi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ituates himself/herself at the entr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sooted up, has gotten black with 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nn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reweed, Chamerion angustifolium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fighting, are engaged in a fistfight, are braw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p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boogey ma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pening in a kaya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</text:p>
          </table:table-cell>
          <table:table-cell table:style-name="ce5" office:value-type="string" calcext:value-type="string">
            <text:p>taggit</text:p>
          </table:table-cell>
          <table:table-cell table:style-name="ce10" office:value-type="string" calcext:value-type="string">
            <text:p>entry hall, foyer, entryway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aqartinngil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annnot find out about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qinninnersi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ompensation for caring for sick and dying relativ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qinninnissamut neqeroor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ffer to care for children, the sick, etc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qinnittarfik</text:p>
          </table:table-cell>
          <table:table-cell table:style-name="ce5" office:value-type="string" calcext:value-type="string">
            <text:p>taggit</text:p>
          </table:table-cell>
          <table:table-cell table:style-name="ce11" office:value-type="string" calcext:value-type="string">
            <text:p>daycare center</text:p>
          </table:table-cell>
          <table:table-cell table:style-name="ce10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aqq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tches over him/her/it, takes care of him/her/it, sees to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q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walks past an entrance, sails past an entrance to a fjo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qq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lks past it (an entrance), sails past it (the entrance to a fjo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ata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paddles the kayak with all his/her m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s one stroke of the kayak padd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iar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goes to meet him/her, show kindness toward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inerl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streatment, neglect, improper car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inerl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istreat him/her/it, neglects him/her/it, takes poor care of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g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ducks under the water and swims the other wa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g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replace each other, take the place of the earlier on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kaapput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replace each other, take the place of the earlier ones, take tur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ng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turned ov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ppai</text:p>
          </table:table-cell>
          <table:table-cell table:style-name="ce5" office:value-type="string" calcext:value-type="string">
            <text:p>oqaluut susalik</text:p>
          </table:table-cell>
          <table:table-cell table:style-name="ce23" office:value-type="string" calcext:value-type="string">
            <text:p>folds (his/her hands)</text:p>
          </table:table-cell>
          <table:table-cell table:style-name="ce6" office:value-type="string" calcext:value-type="string">
            <text:p>assani paarlappai </text:p>
          </table:table-cell>
          <table:table-cell table:style-name="ce6" office:value-type="string" calcext:value-type="string">
            <text:p>folds his/her hands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arl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replaces him/her, takes over for him/her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arlattu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opposite, the other way a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ttuan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pposite, other way arou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uter hallway, outer room, front room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arl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the outermost, the one nearest the entrance, the one nearest the entrance to the fjor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a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confuses it with something else, confuses him/her with somoeone el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laass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staking someone for someone else, mistaking something for something el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l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 berrypicking, is on a berry picking tri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owber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qul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uniper, Juniperus alpina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q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heather, member of the family Ericaceae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rsuaq-qaq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rsuaq-qerne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u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t tiguma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ight cluster of berr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rawls, creeps crawls on his/her/its be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ptile, sn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maa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ea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liarpoq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out berrypicking, is on a berry picking tri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owber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qul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juniper, Juniperus alpina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qutikulu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purple mountain heather, Phyllodoce caerulea;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q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rowberry plant, hea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rlu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corn, pine co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rsuaq-qaq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rsuaq-qerne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u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at tiguma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ight cluster of berr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rowber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qu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crowberry plant, heat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rsuaq-qaq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i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rsuaq-qerne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ru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at tigumasu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tight cluster of berr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i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out berrypicking, is on a berry picking tri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rawls, creeps crawls on his/her/its bel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o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reptile, snak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ualuu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swarming, masses are moving around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nguli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eal on the ice that is searching for open 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poq</text:p>
          </table:table-cell>
          <table:table-cell table:style-name="ce5" office:value-type="string" calcext:value-type="string">
            <text:p>oqaluut susaatsoq</text:p>
          </table:table-cell>
          <table:table-cell table:style-name="ce9" office:value-type="string" calcext:value-type="string">
            <text:p>is kayak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or something that one is caring for, someone or something that one is watching, child that subject is babysit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inerl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areless with his/her things, does not take good care of thing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is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ld in a class that has duties like erasing the blackboard and straightening up in addition to school wor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i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hepherd, watchman, babysit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akes care of someone/something, babysits, acts as a caregiver 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sua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front room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one who delivers mail by kayak, kayak po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t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flaps its wings and flies away over the 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r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takes care of him/her/it, watches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araapput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are at each other physically, are in a fist figh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turns his/her kayak up into the wind, turns upwind (said of a kayaker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leratall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derstands it all of a sudde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neqatsaal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evades comment about him/her, attempts to hide his/her (another's) involvem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nerlu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sunderstand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nerlup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misunderstands him/her/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niaaqqissaarluni tusagassi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 depth researched journalism</text:p>
          </table:table-cell>
          <table:table-cell table:style-name="ce6" table:number-columns-repeated="2"/>
          <table:table-cell table:style-name="Default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aasiniaaqqissaa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alysi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n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understands it, realize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nnin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pertise, understand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l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pert, connoisseur, specialis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qanngit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someone inexpert, untrained in a certain area, lacking knowledge of a certain fiel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qarlu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a great expert, has great knowledge of a field of study, has great experti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qarluart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n expert, someone with deep understanding of an area of knowedg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qassuseq</text:p>
          </table:table-cell>
          <table:table-cell table:style-name="ce5" office:value-type="string" calcext:value-type="string">
            <text:p>taggit</text:p>
          </table:table-cell>
          <table:table-cell table:style-name="ce8" office:value-type="string" calcext:value-type="string">
            <text:p>knowledgea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ma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knowledge, understanding, master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itsisarf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formation office, information des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utissanik katersui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llects data, gathers inform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utissarsi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eeks inform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utissii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xplains in detail what happened or how things stan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utissiuinermi teknologii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information technolog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aanngila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incomprehensible, speaks incoprehensibly, cannot be understoo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ss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mprehensible, is understandable, speaks understandably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i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understands it, finds out about it, confirms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sa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gunpowd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se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puts gunpowder in it (a shell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wderhor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saasivik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owderhorn, powder magazin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sunni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smells of 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e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blackened by 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it</text:p>
          </table:table-cell>
          <table:table-cell table:style-name="ce5" office:value-type="string" calcext:value-type="string">
            <text:p>taggit qasseersiut</text:p>
          </table:table-cell>
          <table:table-cell table:style-name="ce6" office:value-type="string" calcext:value-type="string">
            <text:p>kayak padd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a high caliber weap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siveerup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mpletely confused, can't find anything out at al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soorne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misunderstand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soo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has failed to understand something, has misunderstood someth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so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has misunderstood it, has not gotten its mean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suungan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nfusing, is puzzl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to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stretches it (a skin) out on the ground with stak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tuut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taajarpoq</text:p>
          </table:table-cell>
          <table:table-cell table:style-name="ce5" office:value-type="string" calcext:value-type="string">
            <text:p>oqaluut susaatsoq</text:p>
          </table:table-cell>
          <table:table-cell table:style-name="ce5" office:value-type="string" calcext:value-type="string">
            <text:p>has a broken kayak paddle, loses his padd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a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entrance, mouth (of a river or fjord)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iarp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washes the soot off of i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inn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ated inside with soot, is sooted up insid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iaas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chimney sweep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iaat</text:p>
          </table:table-cell>
          <table:table-cell table:style-name="ce5" office:value-type="string" calcext:value-type="string">
            <text:p>taggit</text:p>
          </table:table-cell>
          <table:table-cell table:style-name="ce9" office:value-type="string" calcext:value-type="string">
            <text:p>chimney sweeper sweep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ooq</text:p>
          </table:table-cell>
          <table:table-cell table:style-name="ce5" office:value-type="string" calcext:value-type="string">
            <text:p>taggit</text:p>
          </table:table-cell>
          <table:table-cell table:style-name="ce6" office:value-type="string" calcext:value-type="string">
            <text:p>peacock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is covered in soo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avaa</text:p>
          </table:table-cell>
          <table:table-cell table:style-name="ce5" office:value-type="string" calcext:value-type="string">
            <text:p>oqaluut susalik</text:p>
          </table:table-cell>
          <table:table-cell table:style-name="ce6" office:value-type="string" calcext:value-type="string">
            <text:p>is in a physical fight with him/her, is wrestling with him/h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arpoq</text:p>
          </table:table-cell>
          <table:table-cell table:style-name="ce5" office:value-type="string" calcext:value-type="string">
            <text:p>oqaluut susaatsoq</text:p>
          </table:table-cell>
          <table:table-cell table:style-name="ce6" office:value-type="string" calcext:value-type="string">
            <text:p>commits suicide</text:p>
          </table:table-cell>
          <table:table-cell table:style-name="ce6"/>
          <table:table-cell table:style-name="Default"/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isaq</text:p>
          </table:table-cell>
          <table:table-cell table:style-name="ce5" office:value-type="string" calcext:value-type="string">
            <text:p>taggit</text:p>
          </table:table-cell>
          <table:table-cell table:style-name="ce25" office:value-type="string" calcext:value-type="string">
            <text:p>that which is referred to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isippaa</text:p>
          </table:table-cell>
          <table:table-cell table:style-name="ce5" office:value-type="string" calcext:value-type="string">
            <text:p>oqaluut susalik</text:p>
          </table:table-cell>
          <table:table-cell table:style-name="ce25" office:value-type="string" calcext:value-type="string">
            <text:p>moves it (to a different place), puts it (to another place)</text:p>
          </table:table-cell>
          <table:table-cell table:style-name="Default"/>
          <table:table-cell table:style-name="ce6" table:number-columns-repeated="22"/>
          <table:table-cell table:number-columns-repeated="998"/>
        </table:table-row>
        <table:table-row table:style-name="ro1">
          <table:table-cell office:value-type="string" calcext:value-type="string">
            <text:p>paarpoq</text:p>
          </table:table-cell>
          <table:table-cell office:value-type="string" calcext:value-type="string">
            <text:p>oqaluut susaatsoq</text:p>
          </table:table-cell>
          <table:table-cell office:value-type="string" calcext:value-type="string">
            <text:p>brings mail kaya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aviaat</text:p>
          </table:table-cell>
          <table:table-cell office:value-type="string" calcext:value-type="string">
            <text:p>taggit</text:p>
          </table:table-cell>
          <table:table-cell office:value-type="string" calcext:value-type="string">
            <text:p>ramrod</text:p>
          </table:table-cell>
          <table:table-cell table:number-columns-repeated="1021"/>
        </table:table-row>
        <table:table-row table:style-name="ro1" table:number-rows-repeated="10469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F16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0:49:41.082374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6-02T16:03:36</meta:creation-date>
    <dc:date>2020-05-18T10:56:02.881882002</dc:date>
    <meta:generator>LibreOffice/5.4.4.2$MacOSX_X86_64 LibreOffice_project/2524958677847fb3bb44820e40380acbe820f960</meta:generator>
    <meta:editing-duration>PT12M27S</meta:editing-duration>
    <meta:editing-cycles>3</meta:editing-cycles>
    <meta:document-statistic meta:table-count="1" meta:cell-count="49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